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12.19 03:32   |   <text:a xlink:type="simple" xlink:href="http://palinfo.habago.org/Entry?Command=Information_PrintForum&amp;iPage=1#FORUM38250"><text:span text:style-name="T1">#</text:span></text:a></text:p>
      <text:p text:style-name="P2">卡韓政變 (206)：兩種人 <text:line-break/><text:line-break/>陳真  2019. 12. 19. <text:line-break/><text:line-break/><text:line-break/>我喜歡這樣一種人：他會為了某種與自己利害無關之惡行而憤怒。無以名之，你可以說這就是一種愛，對「善」的愛，對「無辜者」的愛，對惡的厭惡。也就是所謂義憤。 <text:line-break/><text:line-break/>而我最輕視、厭惡這樣一種人：他根本不在乎善惡。只要是「自己人」，或是只要對自己有利，哪怕是多麼卑鄙無恥下流齷齪，他都樂於為之，毫無所謂。 <text:line-break/><text:line-break/>這樣還不夠，只要是「敵人」，或是只要對自己有利，他就會裝模作樣，裝得好像他很關心某種是非善惡或某個問題，然後想方設法在「敵人」身上扭曲、虛構、捏造或渲染各種是非，然後進一步把自己憑空虛構或渲染扭曲的東西給無限放大，藉以抹黑，把對方給妖魔化。 <text:line-break/><text:line-break/>這樣一種人，無以名之，就是人渣，就是道德之賊。 <text:line-break/><text:line-break/>我常覺得，我寫這些東西就好像是在教一群三歲小孩，被迫得不斷去寫這樣一些其實根本不用人家教的東西，被迫得用十分冗長的大白話來說明，希望人們能聽懂。可是，這些道理真的有這麼難懂嗎？ <text:line-break/><text:line-break/>舉個例，還記得半年多前，因為登革熱，韓國瑜被攻擊得體無完膚，說他草包，說他鬼混，說他低能無恥。那時候，高雄的登革熱不過才十幾例，而且零死亡，根本一點問題也沒有，但是人渣們照樣能透過對於媒體與網路的掌控，把韓國瑜抹黑得臭不可聞。於是，腦殘年輕人也就跟著罵韓，說他多麼可笑可鄙，多麼鬼混多麼草包。 <text:line-break/><text:line-break/>但是，在民進黨主政下的台南和高雄，登革熱比這嚴重一兩百倍； 比方說2015年，台南兩萬兩千例，死了一百多人，高雄也是將近兩萬例，人渣及腦殘們卻反而極力誇讚市政多麼棒，甚至說成「神」了。這樣合理嗎？ <text:line-break/><text:line-break/>一個人如果有這樣一種心機，扭曲是非到這種地步，那他就是個人渣，絕非好人，因為他居然連是非善惡的基本一致性也能操弄到這樣一種善惡顛倒的地步。如果這不是人渣，什麼是人渣？ <text:line-break/><text:line-break/>今天早上，送完小孩上學，出門吃早餐，看到桌上擺著CIA主導的蘋果日報，以非常大的字體寫著大約是說「韓國瑜的痛腳--豪宅問題」，將成為今日總統政見發表會的焦點云云。當我看到這標題，真是很痛苦。為什麼我們得住在這樣一個島上，被這樣一群齷齪下流的人渣統治，每天無時無刻看他們栽贓抹黑造謠製造假事件假新聞。 <text:line-break/><text:line-break/>晚上下班後，也就是剛剛，我一邊吃泡麵當我的晚餐，一邊打開電視，想找一些周星馳的影片來複習，結果不小心看到一小段今天政見發表會的內容： <text:line-break/><text:line-break/>https://bit.ly/2EuqN29 <text:line-break/><text:line-break/>韓國瑜講得非常好，拜託從4分鐘處一直看到結束，不會花你多少時間的。 <text:line-break/><text:line-break/>整個政見會我就沒看了，但我剛剛看到網路新聞說：對於韓國瑜說要恢復特偵組，準備徹查兩兆元天價的風力發電，以及八千八百億的所謂前瞻計畫和損失兩百多億的慶富案以及一大堆案子，蔡英文竟然回應說「你(韓國瑜) 自己豪宅案的事都還沒講清楚」。 <text:line-break/><text:line-break/>很齷齪吧！天底下還有比這更齷齪無恥的事嗎？ <text:line-break/><text:line-break/>韓國瑜多年前準備買一棟台北市七千萬的房子，這種價格的房子，對於絕大部份政治人物來講，都算很便宜了。請問綠營的人，哪一個房子不是上億？而且手上往往有好幾棟、幾十塊土地，蔡英文不就是這樣嗎？ <text:line-break/><text:line-break/>但是，後來因為貸款趴數調高，導致韓國瑜付不出頭期款，最後只好認賠放棄，損失幾百萬。這樣一件事，有何可議之處？但是，綠營這些人渣居然可以把它造謠扭曲成「七千萬炒作豪宅」，還故意裝蒜罵說「七千萬現金從哪來」？透過網軍與綠媒，瘋狂造謠抹黑，企圖把韓國瑜塑造成一個專門炒作豪宅的卑鄙大富豪，以便讓一般人對他產生鄙夷。 <text:line-break/><text:line-break/>阿扁的那個大貪污洗錢犯兒子陳致中，甚至還在高雄市議會裝模作樣、假裝「義憤填膺」地痛罵韓國瑜說「你知不知道年輕人要不吃不喝幾百年才能買你那樣的豪宅」？ <text:line-break/><text:line-break/>很齷齪吧！天底下還有比這更齷齪無恥的事嗎？ <text:line-break/><text:line-break/>韓國瑜和他太太，辛苦了一輩子，六十多歲了，全家的財產總額，絕對都還只是蔡英文和陳致中財產的零頭。而且，韓國瑜一家人賺的是乾淨錢，陳致中卻是貪污來的數十億骯髒錢，蔡英文則是依靠炒地皮或宇昌案等等不義之財。蔡英文及其家族就是不折不扣的炒地皮大王，動輒獲利幾億。這樣一些人，卻居然反過來質疑一個乾乾淨淨的人的清白。很齷齪吧！天底下還有比這更齷齪無恥的事嗎？ <text:line-break/><text:line-break/>回到我文章一開頭所說的。我最輕視、厭惡這樣一種人：他根本不在乎善惡。只要是「自己人」，或是只要對自己有利，哪怕是多麼卑鄙無恥下流齷齪，他都樂於為之，毫無所謂。 <text:line-break/><text:line-break/>這樣還不夠，只要是「敵人」，或是只要對自己有利，他就會裝模作樣，裝得好像他很關心某種是非善惡或某個問題，然後想方設法在「敵人」身上扭曲、虛構、捏造或渲染各種是非，然後進一步把自己憑空虛構或渲染扭曲的東西給無限放大，藉以抹黑，把對方給妖魔化。 <text:line-break/><text:line-break/>底下又是兩個例子，一個姓潘，一個姓劉。這兩位我都認識，過去曾經是朋友，也曾共事，前者在醫院，後者在黨外雜誌。 <text:line-break/><text:line-break/>各位難道真的不覺得這樣一種行為很可恥，每天就是想方設法想抹黑韓國瑜。天底下究竟會有什麼龐大利益，龐大到居然會讓人願意傷害自己的人格、出賣自己的靈魂去做這樣一種醜事？ <text:line-break/><text:line-break/>他們根本不在乎什麼是非善惡，他們只是想要利用各種影射、渲染或造謠的手段來傷害異己。 <text:line-break/><text:line-break/>我知道我這留言板，小雖小，但在菁英圈傳播甚廣，很多「忠實讀者」。我想說的是：抹黑雖然傷害了別人，但實際上最大的受害者恰恰是抹黑者自己不是嗎？你只是傷害了自己的人格，出賣了自己的良知，縱然因此得到全世界的利益，於人於己，又能有什麼真實的益處？ <text:line-break/><text:line-break/>另一方面，在某個很重要的意義上，好人其實不會受傷害，就算他因此蒙冤而死，他還是一樣是個好人，而不會因為旁人的抹黑而發臭變壞。就好比說一朵美麗的花，清香如許，縱然網軍們都說它好醜好臭，它還是一樣美麗芬芳不是嗎？ <text:line-break/><text:line-break/>================ <text:line-break/><text:line-break/>台聯爆韓國瑜少年時曾入獄受「感化教育」？韓辦稱不實指控 <text:line-break/><text:line-break/>2019/12/18 <text:line-break/><text:line-break/>政治中心／綜合報導 <text:line-break/><text:line-break/>台灣團結聯盟今（18）日召開「瞞天過海、惡性不改」記者會，指出國民黨總統候選人韓國瑜少年時期曾經入獄接受「感化教育」！要求韓國瑜本人出面說清楚、講明白，給社會大眾一個解釋。韓國瑜競總發言人李昶志則對此表示，這是不實指控，韓辦將會提告。 <text:line-break/><text:line-break/>台聯黨主席劉一德指韓國瑜少年時曾入獄（示意圖／資料照） <text:line-break/><text:line-break/>台聯黨主席劉一德表示，這個爆料是有根據性的，絕非子虛烏有的指控，訊息來源是當時與韓國瑜一同受刑的獄友提供，該獄友說韓國瑜少年時期曾經在台南少年觀護所服刑，接受青少年「感化教育」，刑期大概一年多，劉一德呼籲韓國瑜出面說明，當時到底是犯了什麼罪才被判刑。 <text:line-break/><text:line-break/>不分區立委候選人潘建志也提到，韓國瑜民國61年從海山國中畢業，之後繼續升學天主教恆毅高中，若是讀到高中，怎麼又會在他的新書裡說自己17歲就離家闖蕩，前後說詞十分矛盾；另一位不分區委候選人周倪安也補充，犯錯的人不是不可原諒，而是希望韓國瑜能改過自新，勇於面對，出來說清楚、講明白，給社會大眾一個交代。 <text:line-break/><text:line-break/>台聯不分區立委候選人周倪安指出，說出這個事實不是指「犯錯不能原諒」，而是說韓國瑜有無改過自新？如果有改過自新，後來從政後為何一再使用暴力，希望韓國瑜能夠說清楚、講明白。 <text:line-break/><text:line-break/>針對台聯黨對於韓國瑜曾經入獄服刑的爆料，韓國瑜競總發言人李昶志則回嗆一切都是不實指控，韓陣營將會蒐集資料並提告，尋求法律途徑討回公道。</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